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5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T10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11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12" style:parent-style-name="Domyślnaczcionkaakapitu" style:family="text">
      <style:text-properties fo:font-weight="bold" style:font-weight-asian="bold" style:font-weight-complex="bold"/>
    </style:style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T15" style:parent-style-name="Domyślnaczcionkaakapitu" style:family="text">
      <style:text-properties fo:font-weight="bold" style:font-weight-asian="bold" style:font-weight-complex="bold"/>
    </style:style>
    <style:style style:name="T16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17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18" style:parent-style-name="Domyślnaczcionkaakapitu" style:family="text">
      <style:text-properties fo:font-weight="bold" style:font-weight-asian="bold" style:font-weight-complex="bold"/>
    </style:style>
    <style:style style:name="T19" style:parent-style-name="Domyślnaczcionkaakapitu" style:family="text">
      <style:text-properties fo:font-weight="bold" style:font-weight-asian="bold" style:font-weight-complex="bold"/>
    </style:style>
    <style:style style:name="T20" style:parent-style-name="Domyślnaczcionkaakapitu" style:family="text">
      <style:text-properties fo:font-weight="bold" style:font-weight-asian="bold" style:font-weight-complex="bold"/>
    </style:style>
    <style:style style:name="T21" style:parent-style-name="Domyślnaczcionkaakapitu" style:family="text">
      <style:text-properties fo:font-weight="bold" style:font-weight-asian="bold" style:font-weight-complex="bold"/>
    </style:style>
    <style:style style:name="T22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23" style:parent-style-name="Domyślnaczcionkaakapitu" style:family="text">
      <style:text-properties style:font-name="Arial" style:font-name-complex="Arial" fo:color="#4A4A4A" fo:font-size="10.5pt" style:font-size-asian="10.5pt" style:font-size-complex="10.5pt" fo:background-color="#EFEFEF"/>
    </style:style>
    <style:style style:name="T24" style:parent-style-name="Domyślnaczcionkaakapitu" style:family="text">
      <style:text-properties fo:font-weight="bold" style:font-weight-asian="bold" style:font-weight-complex="bold"/>
    </style:style>
    <style:style style:name="T25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ID</text:span>: 1<text:s/></text:p>
      <text:p text:style-name="Normalny">Tytuł: Brak wylogowania użytkownika</text:p>
      <text:p text:style-name="Normalny">URL Środowisko: Przeglądarka internetowa Opera - Wersja 74.0.3911.203<text:s/></text:p>
      <text:p text:style-name="Normalny"><text:s/></text:p>
      <text:p text:style-name="Normalny"><text:span text:style-name="T3">Kroki do wykonania:</text:span><text:s/></text:p>
      <text:p text:style-name="Normalny">1. Wejście na stronę -<text:s/><text:a xlink:href="https://www.saucedemo.com" office:target-frame-name="_top" xlink:show="replace"><text:span text:style-name="Hiperłącze">https://www.saucedemo.com</text:span></text:a></text:p>
      <text:p text:style-name="Normalny">2. Wprowadzenie loginu:<text:s/><text:span text:style-name="T4">standard_user</text:span></text:p>
      <text:p text:style-name="Normalny">3. Wprowadzenie hasła:<text:s/><text:span text:style-name="T5">secret_sauce</text:span><text:s/></text:p>
      <text:p text:style-name="Normalny">4. Naciśnięcie przycisku zaloguj</text:p>
      <text:p text:style-name="Normalny">5. Cofnięcie do strony logowania</text:p>
      <text:p text:style-name="Normalny">6. Naciśnięcie przycisku do następna strona w przeglądarce</text:p>
      <text:p text:style-name="Normalny"/>
      <text:p text:style-name="Normalny"><text:span text:style-name="T6">Wynik:</text:span><text:s/>Strona nie usuwa z pamięci użytkownika i bez wprowadzania hasła i loginu (puste pola) wciskając przycisk następna strona możemy się zalogować</text:p>
      <text:p text:style-name="Normalny"><text:s/></text:p>
      <text:p text:style-name="Normalny"><text:span text:style-name="T7">Oczekiwany Rezultat:</text:span><text:s/>Po kliknięciu napisu login bez wpisania danych, nawet jeśli byliśmy przed chwilą zalogowani strona powinna zapytać o te dane.</text:p>
      <text:p text:style-name="Normalny"/>
      <text:p text:style-name="Normalny"><text:span text:style-name="T8">ID</text:span>: 2<text:s/></text:p>
      <text:p text:style-name="Normalny">Tytuł:<text:s/>Brak grafik przedmiotów w sklepie</text:p>
      <text:p text:style-name="Normalny">URL Środowisko: Przeglądarka internetowa Opera - Wersja 74.0.3911.203<text:s/></text:p>
      <text:p text:style-name="Normalny"><text:s/></text:p>
      <text:p text:style-name="Normalny"><text:span text:style-name="T9">Kroki do wykonania:</text:span><text:s/></text:p>
      <text:p text:style-name="Normalny">1. Wejście na stronę -<text:s/><text:a xlink:href="https://www.saucedemo.com" office:target-frame-name="_top" xlink:show="replace"><text:span text:style-name="Hiperłącze">https://www.saucedemo.com</text:span></text:a></text:p>
      <text:p text:style-name="Normalny">2. Wprowadzenie loginu:<text:s/><text:span text:style-name="T10">problem_user</text:span></text:p>
      <text:p text:style-name="Normalny">3. Wprowadzenie hasła:<text:s/><text:span text:style-name="T11">secret_sauce</text:span><text:s/></text:p>
      <text:p text:style-name="Normalny">4. Naciśnięcie przycisku zaloguj</text:p>
      <text:p text:style-name="Normalny">5.<text:s/>Przekierowanie do strony<text:s/>https://www.saucedemo.com/inventory.html</text:p>
      <text:p text:style-name="Normalny"/>
      <text:p text:style-name="Normalny"><text:span text:style-name="T12">Wynik:</text:span><text:s/>Strona nie<text:s/>wyświetla prawidłowych zdjęć dla produktów<text:s/></text:p>
      <text:p text:style-name="Normalny"><text:s/></text:p>
      <text:p text:style-name="Normalny"><text:span text:style-name="T13">Oczekiwany Rezultat:</text:span><text:s/>Każdy z produktów na stronie ma swoją indywidualną grafikę</text:p>
      <text:soft-page-break/>
      <text:p text:style-name="Normalny"><text:span text:style-name="T14">ID</text:span>: 3</text:p>
      <text:p text:style-name="Normalny">Tytuł: Brak grafik przedmiotów w sklepie</text:p>
      <text:p text:style-name="Normalny">URL Środowisko: Przeglądarka internetowa Opera - Wersja 74.0.3911.203<text:s/></text:p>
      <text:p text:style-name="Normalny"><text:s/></text:p>
      <text:p text:style-name="Normalny"><text:span text:style-name="T15">Kroki do wykonania:</text:span><text:s/></text:p>
      <text:p text:style-name="Normalny">1. Wejście na stronę -<text:s/><text:a xlink:href="https://www.saucedemo.com" office:target-frame-name="_top" xlink:show="replace"><text:span text:style-name="Hiperłącze">https://www.saucedemo.com</text:span></text:a></text:p>
      <text:p text:style-name="Normalny">2. Wprowadzenie loginu:<text:s/><text:span text:style-name="T16">problem_user</text:span></text:p>
      <text:p text:style-name="Normalny">3. Wprowadzenie hasła:<text:s/><text:span text:style-name="T17">secret_sauce</text:span><text:s/></text:p>
      <text:p text:style-name="Normalny">4. Rozwinięcie opcji sortowania<text:s/></text:p>
      <text:p text:style-name="Normalny">5. Wybranie sortowania od najniższej ceny do najwyższej</text:p>
      <text:p text:style-name="Normalny"/>
      <text:p text:style-name="Normalny"><text:span text:style-name="T18">Wynik:</text:span><text:s/>Strona nie reaguje na polecenie sortowania<text:s/></text:p>
      <text:p text:style-name="Normalny"><text:s/></text:p>
      <text:p text:style-name="Normalny"><text:span text:style-name="T19">Oczekiwany Rezultat:</text:span><text:s/>Po wybraniu sortowania od najniższej ceny do najwyższej produkty powinny się ustawić w tej kolejności<text:s/></text:p>
      <text:p text:style-name="Normalny"/>
      <text:p text:style-name="Normalny"><text:span text:style-name="T20">ID</text:span>: 4</text:p>
      <text:p text:style-name="Normalny">Tytuł:<text:s/>Nie można dodać do koszyka kilku produktów</text:p>
      <text:p text:style-name="Normalny">URL Środowisko: Przeglądarka internetowa Opera - Wersja 74.0.3911.203<text:s/></text:p>
      <text:p text:style-name="Normalny"><text:s/></text:p>
      <text:p text:style-name="Normalny"><text:span text:style-name="T21">Kroki do wykonania:</text:span><text:s/></text:p>
      <text:p text:style-name="Normalny">1. Wejście na stronę -<text:s/><text:a xlink:href="https://www.saucedemo.com" office:target-frame-name="_top" xlink:show="replace"><text:span text:style-name="Hiperłącze">https://www.saucedemo.com</text:span></text:a></text:p>
      <text:p text:style-name="Normalny">2. Wprowadzenie loginu:<text:s/><text:span text:style-name="T22">problem_user</text:span></text:p>
      <text:p text:style-name="Normalny">3. Wprowadzenie hasła:<text:s/><text:span text:style-name="T23">secret_sauce</text:span><text:s/></text:p>
      <text:p text:style-name="Normalny">4.<text:s/>Dodanie do koszyka „Sauce Labs Bolt T-shirt”</text:p>
      <text:p text:style-name="Normalny">5.<text:s/>Dodanie do koszyka „Sauce Labs Fleece Jacket”</text:p>
      <text:p text:style-name="Normalny">6. Dodanie do koszyka „Test.allTheThings() T-Shirt (Red)”</text:p>
      <text:p text:style-name="Normalny"/>
      <text:p text:style-name="Normalny"/>
      <text:p text:style-name="Normalny"><text:span text:style-name="T24">Wynik:</text:span><text:s/>Strona nie reaguje na polecenie<text:s/>dodawania tych konkretnych produktów do koszyka<text:s/></text:p>
      <text:p text:style-name="Normalny"><text:s/></text:p>
      <text:soft-page-break/>
      <text:p text:style-name="Normalny"><text:span text:style-name="T25">Oczekiwany Rezultat:</text:span><text:s/>Po wybraniu<text:s/>tych produktów powinny one zostać dodane do koszyka użytkownika</text:p>
      <text:p text:style-name="Normalny"/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Rogulski</meta:initial-creator>
    <dc:creator>Robert Rogulski</dc:creator>
    <meta:creation-date>2021-03-10T11:28:00Z</meta:creation-date>
    <dc:date>2021-03-10T11:54:00Z</dc:date>
    <meta:template xlink:href="Normal" xlink:type="simple"/>
    <meta:editing-cycles>1</meta:editing-cycles>
    <meta:editing-duration>PT1560S</meta:editing-duration>
    <meta:document-statistic meta:page-count="3" meta:paragraph-count="5" meta:word-count="359" meta:character-count="2513" meta:row-count="17" meta:non-whitespace-character-count="2159"/>
  </office:meta>
</office:document-meta>
</file>